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fo:font-weight="bold" officeooo:rsid="000678ce" officeooo:paragraph-rsid="000678ce" style:font-size-asian="96pt" style:font-weight-asian="bold" style:font-size-complex="9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DEFGHIJKLMNOPQRSTUVW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4:55:41.509144740</meta:creation-date>
    <dc:date>2021-03-10T14:57:23.689451721</dc:date>
    <meta:editing-duration>PT1M43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5.1.6.2$Linux_X86_64 LibreOffice_project/10m0$Build-2</meta:generator>
  </office:meta>
</office:document-meta>
</file>